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9.402cm" fo:min-width="10.676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37cm" fo:min-width="3.3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7.882cm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2.036cm" fo:min-width="7.88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786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132cm" fo:min-width="1.94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title">
      <style:graphic-properties fo:min-height="1.1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ffffff"/>
    </style:style>
    <style:style style:name="T1" style:family="text">
      <style:text-properties fo:font-size="24pt" fo:background-color="#50938a" style:font-size-asian="24pt" style:font-size-complex="24pt"/>
    </style:style>
    <style:style style:name="T2" style:family="text">
      <style:text-properties fo:font-size="12pt" fo:font-style="italic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5.204cm" svg:height="1.15cm" svg:x="1.4cm" svg:y="0.628cm" presentation:class="title" presentation:user-transformed="true">
          <draw:text-box>
            <text:p><text:span text:style-name="T1">Architecture</text:span></text:p>
          </draw:text-box>
        </draw:frame>
        <draw:custom-shape draw:style-name="gr1" draw:text-style-name="P2" draw:layer="layout" svg:width="11.176cm" svg:height="9.652cm" svg:x="8.636cm" svg:y="2.03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4.318cm" svg:y1="4.064cm" svg:x2="8.636cm" svg:y2="4.064cm">
          <text:p/>
        </draw:line>
        <draw:frame draw:style-name="gr3" draw:text-style-name="P5" draw:layer="layout" svg:width="2.54cm" svg:height="0.762cm" svg:x="2.286cm" svg:y="3.693cm">
          <draw:text-box>
            <text:p text:style-name="P4"><text:span text:style-name="T2">/api/</text:span><text:span text:style-name="T3">load</text:span></text:p>
          </draw:text-box>
        </draw:frame>
        <draw:custom-shape draw:style-name="gr4" draw:text-style-name="P6" draw:layer="layout" svg:width="3.81cm" svg:height="6.858cm" svg:x="22.86cm" svg:y="7.112cm">
          <text:p text:style-name="P2"><text:span text:style-name="T4">H2 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5" draw:text-style-name="P7" draw:layer="layout" svg:width="8.128cm" svg:height="0.962cm" svg:x="9.906cm" svg:y="1.016cm">
          <draw:text-box>
            <text:p><text:s text:c="8"/>Application Layer</text:p>
          </draw:text-box>
        </draw:frame>
        <draw:frame draw:style-name="gr6" draw:text-style-name="P7" draw:layer="layout" svg:width="5.08cm" svg:height="0.962cm" svg:x="22.098cm" svg:y="1.27cm">
          <draw:text-box>
            <text:p>Database Layer</text:p>
          </draw:text-box>
        </draw:frame>
        <draw:custom-shape draw:style-name="gr7" draw:text-style-name="P2" draw:layer="layout" svg:width="8.382cm" svg:height="2.54cm" draw:transform="skewX (-0.00506145483078355) translate (9.906cm 3.048cm)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8.382cm" svg:height="2.286cm" svg:x="10.16cm" svg:y="7.874cm">
          <text:p text:style-name="P8"><text:s text:c="2"/>Java Persistent API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8cm" svg:height="2.54cm" svg:x="13.97cm" svg:y="5.33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2" draw:layer="layout" svg:width="3.048cm" svg:height="0.762cm" svg:x="19.812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3" draw:layer="layout" svg:x1="4.318cm" svg:y1="8.636cm" svg:x2="8.636cm" svg:y2="8.636cm">
          <text:p/>
        </draw:line>
        <draw:frame draw:style-name="gr11" draw:text-style-name="P5" draw:layer="layout" svg:width="3.81cm" svg:height="1.673cm" svg:x="2.286cm" svg:y="7.62cm">
          <draw:text-box>
            <text:p text:style-name="P4"><text:span text:style-name="T2">Fetch APIs</text:span></text:p>
          </draw:text-box>
        </draw:frame>
        <draw:frame draw:style-name="gr12" draw:text-style-name="P7" draw:layer="layout" svg:width="18.034cm" svg:height="2.794cm" svg:x="2.032cm" svg:y="12.192cm">
          <draw:text-box>
            <text:p><text:span text:style-name="T5">Controller</text:span> – <text:span text:style-name="T4">REST APIs to fetch the information and to trigger the pipeline.</text:span></text:p>
            <text:p><text:span text:style-name="T4">Java Persistent API – Connects the database to load and fetch the records.</text:span></text:p>
            <text:p><text:span text:style-name="T4">H2 Database – File System database to store the records - RDMS</text:span></text:p>
          </draw:text-box>
        </draw:fram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16:22:34.438134231</meta:creation-date>
    <dc:date>2022-08-18T16:45:51.122501625</dc:date>
    <meta:editing-duration>PT2M15S</meta:editing-duration>
    <meta:editing-cycles>2</meta:editing-cycles>
    <meta:generator>LibreOffice/6.4.7.2$Linux_X86_64 LibreOffice_project/40$Build-2</meta:generator>
    <meta:document-statistic meta:object-count="37"/>
  </office:meta>
</office:document-meta>
</file>